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882cm"/>
    </style:style>
    <style:style style:name="co11" style:family="table-column">
      <style:table-column-properties fo:break-before="auto" style:column-width="2.177cm"/>
    </style:style>
    <style:style style:name="co12" style:family="table-column">
      <style:table-column-properties fo:break-before="auto" style:column-width="6.479cm"/>
    </style:style>
    <style:style style:name="co13" style:family="table-column">
      <style:table-column-properties fo:break-before="auto" style:column-width="1.842cm"/>
    </style:style>
    <style:style style:name="co14" style:family="table-column">
      <style:table-column-properties fo:break-before="auto" style:column-width="1.924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07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2.007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3.193cm"/>
    </style:style>
    <style:style style:name="co24" style:family="table-column">
      <style:table-column-properties fo:break-before="auto" style:column-width="1.76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2.157cm"/>
    </style:style>
    <style:style style:name="co27" style:family="table-column">
      <style:table-column-properties fo:break-before="auto" style:column-width="1.946cm"/>
    </style:style>
    <style:style style:name="co28" style:family="table-column">
      <style:table-column-properties fo:break-before="auto" style:column-width="2.099cm"/>
    </style:style>
    <style:style style:name="co29" style:family="table-column">
      <style:table-column-properties fo:break-before="auto" style:column-width="4.03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3.9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1.446cm"/>
    </style:style>
    <style:style style:name="co34" style:family="table-column">
      <style:table-column-properties fo:break-before="auto" style:column-width="5.048cm"/>
    </style:style>
    <style:style style:name="co35" style:family="table-column">
      <style:table-column-properties fo:break-before="auto" style:column-width="7.026cm"/>
    </style:style>
    <style:style style:name="co36" style:family="table-column">
      <style:table-column-properties fo:break-before="auto" style:column-width="6.549cm"/>
    </style:style>
    <style:style style:name="co37" style:family="table-column">
      <style:table-column-properties fo:break-before="auto" style:column-width="2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7d1d5"/>
    </style:style>
    <style:style style:name="ta3" style:family="table" style:master-page-name="Default">
      <style:table-properties table:display="true" style:writing-mode="lr-tb" tableooo:tab-color="#ffd7d7"/>
    </style:style>
    <style:style style:name="ta4" style:family="table" style:master-page-name="Default">
      <style:table-properties table:display="true" style:writing-mode="lr-tb" tableooo:tab-color="#ffffa6"/>
    </style:style>
    <style:style style:name="ta5" style:family="table" style:master-page-name="Default">
      <style:table-properties table:display="true" style:writing-mode="lr-tb" tableooo:tab-color="#d4ea6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3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ans" fo:font-size="10pt" style:font-name-asian="Calibri1" style:font-size-asian="10pt" style:font-name-complex="Calibri1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Liberation Sans" fo:font-size="10pt" style:text-underline-style="solid" style:text-underline-width="auto" style:text-underline-color="font-color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0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Excel_20_Built-in_20_Normal" style:data-style-name="N1000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7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19" office:value-type="string" calcext:value-type="string">
            <text:p>Ali </text:p>
          </table:table-cell>
          <table:table-cell table:style-name="ce19" office:value-type="string" calcext:value-type="string">
            <text:p>Atila</text:p>
          </table:table-cell>
          <table:table-cell table:style-name="ce19" office:value-type="string" calcext:value-type="string">
            <text:p>Hacı </text:p>
          </table:table-cell>
          <table:table-cell table:style-name="ce1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12]-[.F12]" office:value-type="float" office:value="0" calcext:value-type="float">
            <text:p>0,00</text:p>
          </table:table-cell>
          <table:table-cell table:style-name="ce14"/>
          <table:table-cell table:style-name="ce16" table:formula="of:=[.F12]*[.I11]" office:value-type="float" office:value="542" calcext:value-type="float">
            <text:p>542,00</text:p>
          </table:table-cell>
          <table:table-cell table:style-name="ce16" table:formula="of:=[.F12]*[.J11]" office:value-type="float" office:value="542" calcext:value-type="float">
            <text:p>542,00</text:p>
          </table:table-cell>
          <table:table-cell table:style-name="ce16" table:formula="of:=[.F12]*[.K11]" office:value-type="float" office:value="250" calcext:value-type="float">
            <text:p>250,00</text:p>
          </table:table-cell>
          <table:table-cell table:style-name="ce16" table:formula="of:=[.F12]*[.L11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13]-[.F13]" office:value-type="float" office:value="0" calcext:value-type="float">
            <text:p>0,00</text:p>
          </table:table-cell>
          <table:table-cell table:style-name="ce14"/>
          <table:table-cell table:style-name="ce16" table:formula="of:=[.F13]*[.I11]" office:value-type="float" office:value="948.5" calcext:value-type="float">
            <text:p>948,50</text:p>
          </table:table-cell>
          <table:table-cell table:style-name="ce16" table:formula="of:=[.F13]*[.J11]" office:value-type="float" office:value="948.5" calcext:value-type="float">
            <text:p>948,50</text:p>
          </table:table-cell>
          <table:table-cell table:style-name="ce16" table:formula="of:=[.F13]*[.K11]" office:value-type="float" office:value="437.5" calcext:value-type="float">
            <text:p>437,50</text:p>
          </table:table-cell>
          <table:table-cell table:style-name="ce16" table:formula="of:=[.F13]*[.L11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6]-[.F16]" office:value-type="float" office:value="0" calcext:value-type="float">
            <text:p>0,00</text:p>
          </table:table-cell>
          <table:table-cell table:style-name="ce14"/>
          <table:table-cell table:style-name="ce16" table:formula="of:=[.F16]*[.I15]" office:value-type="float" office:value="5149" calcext:value-type="float">
            <text:p>5.149,00</text:p>
          </table:table-cell>
          <table:table-cell table:style-name="ce16" table:formula="of:=[.F16]*[.J15]" office:value-type="float" office:value="5149" calcext:value-type="float">
            <text:p>5.149,00</text:p>
          </table:table-cell>
          <table:table-cell table:style-name="ce16" table:formula="of:=[.F16]*[.K15]" office:value-type="float" office:value="2375" calcext:value-type="float">
            <text:p>2.375,00</text:p>
          </table:table-cell>
          <table:table-cell table:style-name="ce16" table:formula="of:=[.F16]*[.L15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6]+[.I13]+[.I12]" office:value-type="float" office:value="6639.5" calcext:value-type="float">
            <text:p>6.639,50</text:p>
          </table:table-cell>
          <table:table-cell table:style-name="ce35" table:formula="of:=[.J16]+[.J13]+[.J12]" office:value-type="float" office:value="6639.5" calcext:value-type="float">
            <text:p>6.639,50</text:p>
          </table:table-cell>
          <table:table-cell table:style-name="ce35" table:formula="of:=[.K16]+[.K13]+[.K12]" office:value-type="float" office:value="3062.5" calcext:value-type="float">
            <text:p>3.062,50</text:p>
          </table:table-cell>
          <table:table-cell table:style-name="ce35" table:formula="of:=[.L16]+[.L13]+[.L12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 office:value-type="float" office:value="4000" calcext:value-type="float">
            <text:p>4.000,00</text:p>
          </table:table-cell>
          <table:table-cell table:style-name="ce14" table:formula="of:=[.E21]-[.F21]" office:value-type="float" office:value="5500" calcext:value-type="float">
            <text:p>5.500,00</text:p>
          </table:table-cell>
          <table:table-cell table:style-name="ce14"/>
          <table:table-cell table:style-name="ce141" table:formula="of:=[.F21]*[.I20]" office:value-type="float" office:value="650" calcext:value-type="float">
            <text:p>650,00</text:p>
          </table:table-cell>
          <table:table-cell table:style-name="ce141" table:formula="of:=[.F21]*[.J20]" office:value-type="float" office:value="650" calcext:value-type="float">
            <text:p>650,00</text:p>
          </table:table-cell>
          <table:table-cell table:style-name="ce141" table:formula="of:=[.F21]*[.K20]" office:value-type="float" office:value="300" calcext:value-type="float">
            <text:p>300,00</text:p>
          </table:table-cell>
          <table:table-cell table:style-name="ce141" table:formula="of:=[.F21]*[.L20]" office:value-type="float" office:value="2400" calcext:value-type="float">
            <text:p>2.4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/>
          <table:table-cell table:style-name="ce14" table:formula="of:=[.E25]-[.F25]" office:value-type="float" office:value="44000" calcext:value-type="float">
            <text:p>44.000,00</text:p>
          </table:table-cell>
          <table:table-cell table:style-name="ce141" table:formula="of:=[.F25]*[.H24]" office:value-type="float" office:value="0" calcext:value-type="float">
            <text:p>0,00</text:p>
          </table:table-cell>
          <table:table-cell table:style-name="ce141" table:formula="of:=[.F25]*[.I24]" office:value-type="float" office:value="0" calcext:value-type="float">
            <text:p>0,00</text:p>
          </table:table-cell>
          <table:table-cell table:style-name="ce141" table:formula="of:=[.F25]*[.J24]" office:value-type="float" office:value="0" calcext:value-type="float">
            <text:p>0,00</text:p>
          </table:table-cell>
          <table:table-cell table:style-name="ce141" table:formula="of:=[.F25]*[.K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25]+[.E21]+[.E16]+[.E12]+[.E13]" office:value-type="float" office:value="78000" calcext:value-type="float">
            <text:p>78.000,00</text:p>
          </table:table-cell>
          <table:table-cell table:style-name="ce141" table:formula="of:=[.F25]+[.F21]+[.F16]+[.F12]+[.F13]" office:value-type="float" office:value="28500" calcext:value-type="float">
            <text:p>28.500,00</text:p>
          </table:table-cell>
          <table:table-cell table:style-name="ce141" table:formula="of:=[.G25]+[.G21]+[.G16]+[.G12]+[.G13]" office:value-type="float" office:value="49500" calcext:value-type="float">
            <text:p>49.500,00</text:p>
          </table:table-cell>
          <table:table-cell table:style-name="ce141" table:formula="of:=[.H25]+[.H21]+[.H16]+[.H12]+[.H13]" office:value-type="float" office:value="0" calcext:value-type="float">
            <text:p>0,00</text:p>
          </table:table-cell>
          <table:table-cell table:style-name="ce141" table:formula="of:=[.I25]+[.I21]+[.I16]+[.I12]+[.I13]" office:value-type="float" office:value="7289.5" calcext:value-type="float">
            <text:p>7.289,50</text:p>
          </table:table-cell>
          <table:table-cell table:style-name="ce141" table:formula="of:=[.J25]+[.J21]+[.J16]+[.J12]+[.J13]" office:value-type="float" office:value="7289.5" calcext:value-type="float">
            <text:p>7.289,50</text:p>
          </table:table-cell>
          <table:table-cell table:style-name="ce141" table:formula="of:=[.K25]+[.K21]+[.K16]+[.K12]+[.K13]" office:value-type="float" office:value="3362.5" calcext:value-type="float">
            <text:p>3.362,50</text:p>
          </table:table-cell>
          <table:table-cell table:style-name="ce141" table:formula="of:=[.L25]+[.L21]+[.L16]+[.L12]+[.L13]" office:value-type="float" office:value="10558.5" calcext:value-type="float">
            <text:p>10.558,50</text:p>
          </table:table-cell>
          <table:table-cell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 Slnk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 office:value-type="string" calcext:value-type="string">
            <text:p>SELANİK </text:p>
          </table:table-cell>
          <table:table-cell table:style-name="ce58" table:number-columns-repeated="3"/>
          <table:table-cell table:number-columns-repeated="57"/>
        </table:table-row>
        <table:table-row table:style-name="ro1">
          <table:table-cell/>
          <table:table-cell table:style-name="ce39" table:number-columns-repeated="2"/>
          <table:table-cell table:style-name="ce60" office:value-type="string" calcext:value-type="string">
            <text:p>SAN-Ö</text:p>
          </table:table-cell>
          <table:table-cell table:style-name="ce60" office:value-type="string" calcext:value-type="string">
            <text:p>DĞŞ-Ö</text:p>
          </table:table-cell>
          <table:table-cell table:style-name="ce60"/>
          <table:table-cell table:style-name="ce36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 table:number-columns-repeated="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61" office:value-type="string" calcext:value-type="string">
            <text:p>DOĞUŞ</text:p>
          </table:table-cell>
          <table:table-cell table:style-name="ce61" table:number-columns-repeated="2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64" office:value-type="string" calcext:value-type="string">
            <text:p>ÖDEME</text:p>
          </table:table-cell>
          <table:table-cell table:style-name="ce61"/>
          <table:table-cell table:style-name="ce60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table:number-columns-repeated="4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65"/>
          <table:table-cell/>
          <table:table-cell table:style-name="ce63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11]-[.D11]+[.G10]" office:value-type="float" office:value="103677.09" calcext:value-type="float">
            <text:p>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12]+[.D12]+[.G11]" office:value-type="float" office:value="104677.09" calcext:value-type="float">
            <text:p>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-18600" calcext:value-type="float">
            <text:p>-18.600,00</text:p>
          </table:table-cell>
          <table:table-cell/>
          <table:table-cell table:style-name="ce66" table:formula="of:=[.E13]+[.D13]+[.G12]" office:value-type="float" office:value="86077.09" calcext:value-type="float">
            <text:p>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66" table:formula="of:=[.E14]+[.D14]+[.G13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66" table:formula="of:=[.E15]+[.D15]+[.G14]" office:value-type="float" office:value="104577.09" calcext:value-type="float">
            <text:p>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-15000" calcext:value-type="float">
            <text:p>-15.000,00</text:p>
          </table:table-cell>
          <table:table-cell/>
          <table:table-cell table:style-name="ce66" table:formula="of:=[.E16]+[.D16]+[.G15]" office:value-type="float" office:value="89577.09" calcext:value-type="float">
            <text:p>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-140" calcext:value-type="float">
            <text:p>-140,00</text:p>
          </table:table-cell>
          <table:table-cell/>
          <table:table-cell table:style-name="ce66" table:formula="of:=[.E17]+[.D17]+[.G16]" office:value-type="float" office:value="89437.09" calcext:value-type="float">
            <text:p>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-675" calcext:value-type="float">
            <text:p>-675,00</text:p>
          </table:table-cell>
          <table:table-cell/>
          <table:table-cell table:style-name="ce66" table:formula="of:=[.E18]+[.D18]+[.G17]" office:value-type="float" office:value="88762.09" calcext:value-type="float">
            <text:p>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-2000" calcext:value-type="float">
            <text:p>-2.000,00</text:p>
          </table:table-cell>
          <table:table-cell/>
          <table:table-cell table:style-name="ce66" table:formula="of:=[.E19]+[.D19]+[.G18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66" table:formula="of:=[.E20]+[.D20]+[.G19]" office:value-type="float" office:value="88262.09" calcext:value-type="float">
            <text:p>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-3500" calcext:value-type="float">
            <text:p>-3.500,00</text:p>
          </table:table-cell>
          <table:table-cell/>
          <table:table-cell table:style-name="ce66" table:formula="of:=[.E21]+[.D21]+[.G20]" office:value-type="float" office:value="84762.09" calcext:value-type="float">
            <text:p>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2]+[.D22]+[.G21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2"/>
          <table:table-cell table:style-name="ce36" table:number-columns-repeated="2"/>
          <table:table-cell table:style-name="ce66" table:formula="of:=[.E23]+[.D23]+[.G22]" office:value-type="float" office:value="86762.09" calcext:value-type="float">
            <text:p>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senet kira ödemesi <text:s/>ödendi</text:p>
          </table:table-cell>
          <table:table-cell/>
          <table:table-cell office:value-type="float" office:value="-23000" calcext:value-type="float">
            <text:p>-23.000,00</text:p>
          </table:table-cell>
          <table:table-cell/>
          <table:table-cell table:style-name="ce66" table:formula="of:=[.E24]+[.D24]+[.G23]" office:value-type="float" office:value="63762.09" calcext:value-type="float">
            <text:p>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style-name="ce36" table:number-columns-repeated="2"/>
          <table:table-cell table:style-name="ce66" table:formula="of:=[.E25]+[.D25]+[.G24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26]+[.D26]+[.G25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KİRA 2020 lise arkası ali balcı</text:p>
          </table:table-cell>
          <table:table-cell table:formula="of:=[$'08 Ls'.G21]" office:value-type="float" office:value="0" calcext:value-type="float">
            <text:p>0,00</text:p>
          </table:table-cell>
          <table:table-cell table:number-columns-repeated="2"/>
          <table:table-cell table:style-name="ce66" table:formula="of:=[.E27]+[.D27]+[.G26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lise arkası atila balcı</text:p>
          </table:table-cell>
          <table:table-cell table:formula="of:=[$'08 Ls'.G30]" office:value-type="float" office:value="0" calcext:value-type="float">
            <text:p>0,00</text:p>
          </table:table-cell>
          <table:table-cell table:number-columns-repeated="2"/>
          <table:table-cell table:style-name="ce66" table:formula="of:=[.E28]+[.D28]+[.G27]" office:value-type="float" office:value="65762.09" calcext:value-type="float">
            <text:p>6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ali paşa yıkama ön</text:p>
          </table:table-cell>
          <table:table-cell table:formula="of:=[$'07 Ap'.G11]" office:value-type="float" office:value="13279" calcext:value-type="float">
            <text:p>13.279,00</text:p>
          </table:table-cell>
          <table:table-cell table:number-columns-repeated="2"/>
          <table:table-cell table:style-name="ce66" table:formula="of:=[.E29]+[.D29]+[.G28]" office:value-type="float" office:value="79041.09" calcext:value-type="float">
            <text:p>79.041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1" office:value-type="string" calcext:value-type="string">
            <text:p><text:span text:style-name="T1">KİRA </text:span>2020 ali paşa yıkama arka</text:p>
          </table:table-cell>
          <table:table-cell table:formula="of:=[$'07 Ap'.G25]" office:value-type="float" office:value="1300" calcext:value-type="float">
            <text:p>1.300,00</text:p>
          </table:table-cell>
          <table:table-cell table:number-columns-repeated="2"/>
          <table:table-cell table:style-name="ce66" table:formula="of:=[.E30]+[.D30]+[.G29]" office:value-type="float" office:value="80341.09" calcext:value-type="float">
            <text:p>80.341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66" table:formula="of:=[.E31]+[.D31]+[.G30]" office:value-type="float" office:value="80341.09" calcext:value-type="float">
            <text:p>80.341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66" table:formula="of:=[.E32]+[.D32]+[.G31]" office:value-type="float" office:value="81341.09" calcext:value-type="float">
            <text:p>81.341,09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senet kira ödemesi</text:p>
          </table:table-cell>
          <table:table-cell/>
          <table:table-cell office:value-type="float" office:value="-17000" calcext:value-type="float">
            <text:p>-17.000,00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senet kira ödemesi</text:p>
          </table:table-cell>
          <table:table-cell/>
          <table:table-cell office:value-type="float" office:value="-5500" calcext:value-type="float">
            <text:p>-5.500,00</text:p>
          </table:table-cell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4 Dgs" table:style-name="ta2">
        <table:table-column table:style-name="co9" table:default-cell-style-name="ce26"/>
        <table:table-column table:style-name="co17" table:default-cell-style-name="ce44"/>
        <table:table-column table:style-name="co18" table:default-cell-style-name="ce52"/>
        <table:table-column table:style-name="co6" table:default-cell-style-name="ce52"/>
        <table:table-column table:style-name="co19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 table:number-columns-repeated="2"/>
          <table:table-cell table:formula="of:=[.C17]-[.D17]+[.E16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8]-[.D18]+[.E17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13250" calcext:value-type="float">
            <text:p>13.25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11750" calcext:value-type="float">
            <text:p>11.750,00</text:p>
          </table:table-cell>
          <table:table-cell table:style-name="ce41" table:formula="of:=[.C21]-[.D21]" office:value-type="float" office:value="13250" calcext:value-type="float">
            <text:p>13.250,00</text:p>
          </table:table-cell>
          <table:table-cell table:style-name="ce81" table:formula="of:=SUM([.F9:.F20])" office:value-type="float" office:value="4000" calcext:value-type="float">
            <text:p>4.000,00</text:p>
          </table:table-cell>
          <table:table-cell table:style-name="ce84" table:formula="of:=[.D21]-[.F21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7750" calcext:value-type="float">
            <text:p>7.750,00</text:p>
          </table:table-cell>
        </table:table-row>
      </table:table>
      <table:table table:name="15 Tzgmrg" table:style-name="ta3">
        <table:table-column table:style-name="co22" table:default-cell-style-name="ce26"/>
        <table:table-column table:style-name="co23" table:default-cell-style-name="ce44"/>
        <table:table-column table:style-name="co18" table:default-cell-style-name="ce54"/>
        <table:table-column table:style-name="co8" table:default-cell-style-name="ce52"/>
        <table:table-column table:style-name="co24" table:default-cell-style-name="ce54"/>
        <table:table-column table:style-name="co20" table:default-cell-style-name="ce52"/>
        <table:table-column table:style-name="co21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6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6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2500" calcext:value-type="float">
            <text:p>2.5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2500" calcext:value-type="float">
            <text:p>2.5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2500" calcext:value-type="float">
            <text:p>2.500,00</text:p>
          </table:table-cell>
        </table:table-row>
      </table:table>
      <table:table table:name="16 Sny" table:style-name="ta4">
        <table:table-column table:style-name="co22" table:default-cell-style-name="ce42"/>
        <table:table-column table:style-name="co25" table:default-cell-style-name="ce42"/>
        <table:table-column table:style-name="co26" table:default-cell-style-name="ce52"/>
        <table:table-column table:style-name="co27" table:default-cell-style-name="ce52"/>
        <table:table-column table:style-name="co7" table:default-cell-style-name="ce52"/>
        <table:table-column table:style-name="co27" table:default-cell-style-name="ce52"/>
        <table:table-column table:style-name="co28" table:default-cell-style-name="ce52"/>
        <table:table-column table:style-name="co9" table:number-columns-repeated="52" table:default-cell-style-name="ce42"/>
        <table:table-row table:style-name="ro1" table:number-rows-repeated="3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1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C9]-[.D9]" office:value-type="float" office:value="0" calcext:value-type="float">
            <text:p>0,00</text:p>
          </table:table-cell>
          <table:table-cell table:style-name="ce54"/>
          <table:table-cell table:style-name="ce54" table:formula="of:=[.D9]-[.F9]" office:value-type="float" office:value="25000" calcext:value-type="float">
            <text:p>25.000,00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55" office:value-type="float" office:value="31610" calcext:value-type="float">
            <text:p>31.610,00</text:p>
          </table:table-cell>
          <table:table-cell table:style-name="ce55" office:value-type="float" office:value="23500" calcext:value-type="float">
            <text:p>23.500,00</text:p>
          </table:table-cell>
          <table:table-cell table:style-name="ce54" table:formula="of:=[.C10]-[.D10]" office:value-type="float" office:value="8110" calcext:value-type="float">
            <text:p>8.110,00</text:p>
          </table:table-cell>
          <table:table-cell table:style-name="ce56"/>
          <table:table-cell table:style-name="ce54" table:formula="of:=[.D10]-[.F10]+[.G9]" office:value-type="float" office:value="48500" calcext:value-type="float">
            <text:p>48.500,00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54" table:number-columns-repeated="3"/>
          <table:table-cell table:style-name="ce52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C13]-[.D13]" office:value-type="float" office:value="0" calcext:value-type="float">
            <text:p>0,00</text:p>
          </table:table-cell>
          <table:table-cell/>
          <table:table-cell table:style-name="ce54" table:formula="of:=[.D13]-[.F13]" office:value-type="float" office:value="4000" calcext:value-type="float">
            <text:p>4.00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C16]-[.D16]" office:value-type="float" office:value="0" calcext:value-type="float">
            <text:p>0,00</text:p>
          </table:table-cell>
          <table:table-cell/>
          <table:table-cell table:style-name="ce54" table:formula="of:=[.D16]-[.F16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8:.C16])" office:value-type="float" office:value="73610" calcext:value-type="float">
            <text:p>73.610,00</text:p>
          </table:table-cell>
          <table:table-cell table:style-name="ce81" table:formula="of:=SUM([.D8:.D16])" office:value-type="float" office:value="65500" calcext:value-type="float">
            <text:p>65.500,00</text:p>
          </table:table-cell>
          <table:table-cell table:style-name="ce41" table:formula="of:=SUM([.E8:.E16])" office:value-type="float" office:value="8110" calcext:value-type="float">
            <text:p>8.110,00</text:p>
          </table:table-cell>
          <table:table-cell table:style-name="ce81" table:formula="of:=SUM([.F8:.F16])" office:value-type="float" office:value="0" calcext:value-type="float">
            <text:p>0,00</text:p>
          </table:table-cell>
          <table:table-cell table:style-name="ce84" table:formula="of:=[.D19]-[.F19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19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5"/>
          <table:table-cell table:style-name="ce136"/>
          <table:table-cell table:style-name="ce81" table:formula="of:=[.G21]" office:value-type="float" office:value="65500" calcext:value-type="float">
            <text:p>65.500,00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23]-[.F24]" office:value-type="float" office:value="65483.09" calcext:value-type="float">
            <text:p>65.483,09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24]-[.F25]" office:value-type="float" office:value="65479.78" calcext:value-type="float">
            <text:p>65.479,78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25]-[.F26]" office:value-type="float" office:value="65222.53" calcext:value-type="float">
            <text:p>65.222,5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6]-[.F27]" office:value-type="float" office:value="65080.35" calcext:value-type="float">
            <text:p>65.080,3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7]-[.F28]" office:value-type="float" office:value="64938.17" calcext:value-type="float">
            <text:p>64.938,1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28]-[.F29]" office:value-type="float" office:value="64687.37" calcext:value-type="float">
            <text:p>64.687,3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29]-[.F30]" office:value-type="float" office:value="64489.76" calcext:value-type="float">
            <text:p>64.489,7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30]-[.F31]" office:value-type="float" office:value="64224.76" calcext:value-type="float">
            <text:p>64.224,76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31]-[.F32]" office:value-type="float" office:value="63324.76" calcext:value-type="float">
            <text:p>63.324,7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32]-[.F33]" office:value-type="float" office:value="63145.56" calcext:value-type="float">
            <text:p>63.1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ya-Çatı- Kapı 55m2</text:p>
          </table:table-cell>
          <table:table-cell/>
          <table:table-cell table:style-name="Default"/>
          <table:table-cell/>
          <table:table-cell office:value-type="float" office:value="1500" calcext:value-type="float">
            <text:p>1.500,00</text:p>
          </table:table-cell>
          <table:table-cell table:formula="of:=[.G33]-[.F34]" office:value-type="float" office:value="61645.56" calcext:value-type="float">
            <text:p>61.6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34]-[.F35]" office:value-type="float" office:value="61589.66" calcext:value-type="float">
            <text:p>61.589,6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35]-[.F36]" office:value-type="float" office:value="61447.53" calcext:value-type="float">
            <text:p>61.447,5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36]-[.F37]" office:value-type="float" office:value="61017.99" calcext:value-type="float">
            <text:p>61.017,9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37]-[.F38]" office:value-type="float" office:value="60952.19" calcext:value-type="float">
            <text:p>60.952,1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38]-[.F39]" office:value-type="float" office:value="60869.25" calcext:value-type="float">
            <text:p>60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600 m2 Taban kırım beton</text:p>
          </table:table-cell>
          <table:table-cell/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formula="of:=[.G39]-[.F40]" office:value-type="float" office:value="25869.25" calcext:value-type="float">
            <text:p>25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40]-[.F41]" office:value-type="float" office:value="25790.46" calcext:value-type="float">
            <text:p>25.790,4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41]-[.F42]" office:value-type="float" office:value="25751.11" calcext:value-type="float">
            <text:p>25.751,1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42]-[.F43]" office:value-type="float" office:value="25152.36" calcext:value-type="float">
            <text:p>25.152,3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43]-[.F44]" office:value-type="float" office:value="25052.34" calcext:value-type="float">
            <text:p>25.052,34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44]-[.F45]" office:value-type="float" office:value="24819.94" calcext:value-type="float">
            <text:p>24.8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45]-[.F46]" office:value-type="float" office:value="23719.94" calcext:value-type="float">
            <text:p>23.7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ihtar 1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130" calcext:value-type="float">
            <text:p>130,00</text:p>
          </table:table-cell>
          <table:table-cell table:formula="of:=[.G46]-[.F47]" office:value-type="float" office:value="23589.94" calcext:value-type="float">
            <text:p>23.5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2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47]-[.F48]" office:value-type="float" office:value="23389.94" calcext:value-type="float">
            <text:p>23.3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3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48]-[.F49]" office:value-type="float" office:value="23339.94" calcext:value-type="float">
            <text:p>23.33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başvuru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150" calcext:value-type="float">
            <text:p>150,00</text:p>
          </table:table-cell>
          <table:table-cell table:formula="of:=[.G49]-[.F50]" office:value-type="float" office:value="23189.94" calcext:value-type="float">
            <text:p>23.1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mga vergisi</text:p>
          </table:table-cell>
          <table:table-cell office:value-type="string" calcext:value-type="string">
            <text:p>maliye</text:p>
          </table:table-cell>
          <table:table-cell table:style-name="Default"/>
          <table:table-cell/>
          <table:table-cell office:value-type="float" office:value="505" calcext:value-type="float">
            <text:p>505,00</text:p>
          </table:table-cell>
          <table:table-cell table:formula="of:=[.G50]-[.F51]" office:value-type="float" office:value="22684.94" calcext:value-type="float">
            <text:p>22.68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tebligat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51]-[.F52]" office:value-type="float" office:value="22634.94" calcext:value-type="float">
            <text:p>22.634,94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07-20" calcext:value-type="date">
            <text:p>20.07.2020</text:p>
          </table:table-cell>
          <table:table-cell office:value-type="string" calcext:value-type="string">
            <text:p>dosya masrafı</text:p>
          </table:table-cell>
          <table:table-cell office:value-type="string" calcext:value-type="string">
            <text:p>icra mahkemesi</text:p>
          </table:table-cell>
          <table:table-cell table:style-name="Default"/>
          <table:table-cell/>
          <table:table-cell office:value-type="float" office:value="500" calcext:value-type="float">
            <text:p>500,00</text:p>
          </table:table-cell>
          <table:table-cell table:formula="of:=[.G52]-[.F53]" office:value-type="float" office:value="22134.94" calcext:value-type="float">
            <text:p>22.1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vukat vekalet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53]-[.F54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54]-[.F55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37" table:formula="of:=[.G55]-[.F56]" office:value-type="float" office:value="21934.94" calcext:value-type="float">
            <text:p>21.934,94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56]*[.F58]" office:value-type="float" office:value="16670.5544" calcext:value-type="float">
            <text:p>16.670,55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56]*[.F59]" office:value-type="float" office:value="5264.3856" calcext:value-type="float">
            <text:p>5.264,39</text:p>
          </table:table-cell>
          <table:table-cell table:number-columns-repeated="52"/>
        </table:table-row>
        <table:table-row table:style-name="ro1" table:number-rows-repeated="1048516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8 Ls" table:style-name="ta5">
        <table:table-column table:style-name="co9" table:default-cell-style-name="ce29"/>
        <table:table-column table:style-name="co29" table:default-cell-style-name="Default"/>
        <table:table-column table:style-name="co9" table:number-columns-repeated="3" table:default-cell-style-name="Default"/>
        <table:table-column table:style-name="co30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office:value-type="float" office:value="44000" calcext:value-type="float">
            <text:p>44.000,00</text:p>
          </table:table-cell>
          <table:table-cell table:style-name="ce54"/>
          <table:table-cell table:style-name="ce54" table:formula="of:=[.C6]-[.D6]" office:value-type="float" office:value="44000" calcext:value-type="float">
            <text:p>44.00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 table:number-rows-repeated="4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0" calcext:value-type="float">
            <text:p>0,00</text:p>
          </table:table-cell>
          <table:table-cell table:style-name="ce41" table:formula="of:=SUM([.E6:.E14])" office:value-type="float" office:value="44000" calcext:value-type="float">
            <text:p>44.00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Sanayi Toplam Kira Geliri</text:p>
          </table:table-cell>
          <table:table-cell/>
          <table:table-cell table:style-name="ce16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5">
        <table:table-column table:style-name="co22" table:default-cell-style-name="ce26"/>
        <table:table-column table:style-name="co31" table:default-cell-style-name="Default"/>
        <table:table-column table:style-name="co18" table:default-cell-style-name="Default"/>
        <table:table-column table:style-name="co6" table:default-cell-style-name="ce52"/>
        <table:table-column table:style-name="co32" table:default-cell-style-name="ce9"/>
        <table:table-column table:style-name="co33" table:default-cell-style-name="ce57"/>
        <table:table-column table:style-name="co21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41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style-name="ce55" office:value-type="float" office:value="9500" calcext:value-type="float">
            <text:p>9.500,00</text:p>
          </table:table-cell>
          <table:table-cell table:style-name="ce55" office:value-type="float" office:value="4000" calcext:value-type="float">
            <text:p>4.000,00</text:p>
          </table:table-cell>
          <table:table-cell table:style-name="ce54" table:formula="of:=[.C19]-[.D19]" office:value-type="float" office:value="5500" calcext:value-type="float">
            <text:p>5.500,00</text:p>
          </table:table-cell>
          <table:table-cell table:style-name="ce56"/>
          <table:table-cell table:style-name="ce54"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19])" office:value-type="float" office:value="4000" calcext:value-type="float">
            <text:p>4.000,00</text:p>
          </table:table-cell>
          <table:table-cell table:style-name="ce41" table:formula="of:=SUM([.E19:.E19])" office:value-type="float" office:value="5500" calcext:value-type="float">
            <text:p>5.50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4000" calcext:value-type="float">
            <text:p>4.0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1300" calcext:value-type="float">
            <text:p>1.3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2400" calcext:value-type="float">
            <text:p>2.4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300" calcext:value-type="float">
            <text:p>300,0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4000" calcext:value-type="float">
            <text:p>24000</text:p>
          </table:table-cell>
          <table:table-cell table:style-name="Default" office:value-type="string" calcext:value-type="string">
            <text:p>ödendi</text:p>
          </table:table-cell>
          <table:table-cell table:style-name="Default" table:number-columns-repeated="3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table:number-columns-repeated="4"/>
        </table:table-row>
      </table:table>
      <table:table table:name="12 hc" table:style-name="ta1">
        <table:table-column table:style-name="co9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9" table:default-cell-style-name="ce171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113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17" table:formula="of:=[$'08 Ls'.G22]" office:value-type="float" office:value="0" calcext:value-type="float">
            <text:p>+0,00</text:p>
          </table:table-cell>
          <table:table-cell table:style-name="ce74"/>
          <table:table-cell table:style-name="ce74" table:formula="of:=[.C4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72" table:formula="of:=[$'07 Ap'.G13]" office:value-type="float" office:value="3062.5" calcext:value-type="float">
            <text:p>+3.062,50</text:p>
          </table:table-cell>
          <table:table-cell table:style-name="ce171"/>
          <table:table-cell table:formula="of:=[.E4]+[.C5]-[.D5]" office:value-type="float" office:value="3062.5" calcext:value-type="float">
            <text:p>3.062,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71" table:formula="of:=[$'07 Ap'.G27]" office:value-type="float" office:value="300" calcext:value-type="float">
            <text:p>300,00</text:p>
          </table:table-cell>
          <table:table-cell table:style-name="ce77"/>
          <table:table-cell table:formula="of:=[.E5]+[.C6]-[.D6]" office:value-type="float" office:value="3362.5" calcext:value-type="float">
            <text:p>3.362,50</text:p>
          </table:table-cell>
        </table:table-row>
        <table:table-row table:style-name="ro2">
          <table:table-cell/>
          <table:table-cell table:style-name="ce115" office:value-type="string" calcext:value-type="string">
            <text:p>selaniğe kiradan ödenen</text:p>
          </table:table-cell>
          <table:table-cell table:style-name="ce171"/>
          <table:table-cell table:style-name="ce77" office:value-type="float" office:value="3362.5" calcext:value-type="float">
            <text:p>-3.362,50</text:p>
          </table:table-cell>
          <table:table-cell table:formula="of:=[.E6]+[.C7]-[.D7]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71" table:formula="of:=[$'16 Sny'.G58]" office:value-type="float" office:value="16670.5544" calcext:value-type="float">
            <text:p>16.670,55</text:p>
          </table:table-cell>
          <table:table-cell table:style-name="ce78"/>
          <table:table-cell table:formula="of:=[.E7]+[.C8]-[.D8]" office:value-type="float" office:value="16670.5544" calcext:value-type="float">
            <text:p>16.670,5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74" table:formula="of:=[$'14 Dgs'.G25]" office:value-type="float" office:value="7750" calcext:value-type="float">
            <text:p>7.750,00</text:p>
          </table:table-cell>
          <table:table-cell table:style-name="ce79"/>
          <table:table-cell table:formula="of:=[.E8]+[.C9]-[.D9]" office:value-type="float" office:value="24420.5544" calcext:value-type="float">
            <text:p>24.420,5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74" table:formula="of:=[$'15 Tzgmrg'.G27]" office:value-type="float" office:value="2500" calcext:value-type="float">
            <text:p>2.500,00</text:p>
          </table:table-cell>
          <table:table-cell table:style-name="ce79"/>
          <table:table-cell table:formula="of:=[.E9]+[.C10]-[.D10]" office:value-type="float" office:value="26920.5544" calcext:value-type="float">
            <text:p>26.920,55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 table:style-name="ce138"/>
          <table:table-cell table:style-name="ce138" office:value-type="float" office:value="-400" calcext:value-type="float">
            <text:p>-400,00</text:p>
          </table:table-cell>
          <table:table-cell table:formula="of:=[.E10]+[.C11]-[.D11]" office:value-type="float" office:value="27320.5544" calcext:value-type="float">
            <text:p>27.320,55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E11]+[.C12]-[.D12]" office:value-type="float" office:value="27720.5544" calcext:value-type="float">
            <text:p>27.720,55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-800" calcext:value-type="float">
            <text:p>-800</text:p>
          </table:table-cell>
          <table:table-cell table:formula="of:=[.E12]+[.C13]-[.D13]" office:value-type="float" office:value="28520.5544" calcext:value-type="float">
            <text:p>28.520,5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3]+[.C14]-[.D14]" office:value-type="float" office:value="29170.5544" calcext:value-type="float">
            <text:p>29.170,55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-650" calcext:value-type="float">
            <text:p>-650</text:p>
          </table:table-cell>
          <table:table-cell table:formula="of:=[.E14]+[.C15]-[.D15]" office:value-type="float" office:value="29820.5544" calcext:value-type="float">
            <text:p>29.820,55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7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</table:table>
      <table:table table:name="04 Ayşe" table:style-name="ta1">
        <table:table-column table:style-name="co9" table:default-cell-style-name="Default"/>
        <table:table-column table:style-name="co35" table:default-cell-style-name="Default"/>
        <table:table-column table:style-name="co9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159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 table:number-columns-repeated="4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74"/>
          <table:table-cell table:style-name="ce74" office:value-type="float" office:value="45257.2" calcext:value-type="float">
            <text:p>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71"/>
          <table:table-cell table:style-name="ce171" table:formula="of:=[.E7]+[.C8]-[.D8]" office:value-type="float" office:value="49632.2" calcext:value-type="float">
            <text:p>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77" office:value-type="float" office:value="949.9" calcext:value-type="float">
            <text:p>-949,90</text:p>
          </table:table-cell>
          <table:table-cell table:style-name="ce171" table:formula="of:=[.E8]+[.C9]-[.D9]" office:value-type="float" office:value="48682.3" calcext:value-type="float">
            <text:p>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78" office:value-type="float" office:value="5720" calcext:value-type="float">
            <text:p>-5.720,00</text:p>
          </table:table-cell>
          <table:table-cell table:style-name="ce171" table:formula="of:=[.E9]+[.C10]-[.D10]" office:value-type="float" office:value="42962.3" calcext:value-type="float">
            <text:p>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78" office:value-type="float" office:value="9750" calcext:value-type="float">
            <text:p>-9.750,00</text:p>
          </table:table-cell>
          <table:table-cell table:style-name="ce171" table:formula="of:=[.E10]+[.C11]-[.D11]" office:value-type="float" office:value="33212.3" calcext:value-type="float">
            <text:p>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79" office:value-type="float" office:value="5250" calcext:value-type="float">
            <text:p>-5.250,00</text:p>
          </table:table-cell>
          <table:table-cell table:style-name="ce74" table:formula="of:=[.E11]+[.C12]-[.D12]" office:value-type="float" office:value="27962.3" calcext:value-type="float">
            <text:p>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79" office:value-type="float" office:value="194.7" calcext:value-type="float">
            <text:p>-194,70</text:p>
          </table:table-cell>
          <table:table-cell table:style-name="ce74" table:formula="of:=[.E12]+[.C13]-[.D13]" office:value-type="float" office:value="27767.6" calcext:value-type="float">
            <text:p>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0" calcext:value-type="float">
            <text:p>0,00</text:p>
          </table:table-cell>
          <table:table-cell table:style-name="ce138"/>
          <table:table-cell table:style-name="ce74" table:formula="of:=[.E13]+[.C14]-[.D14]" office:value-type="float" office:value="27767.6" calcext:value-type="float">
            <text:p>27.767,60</text:p>
          </table:table-cell>
          <table:table-cell/>
        </table:table-row>
      </table:table>
      <table:table table:name="05 Nzn" table:style-name="ta1">
        <table:table-column table:style-name="co9" table:default-cell-style-name="Default"/>
        <table:table-column table:style-name="co36" table:default-cell-style-name="ce74"/>
        <table:table-column table:style-name="co37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9" table:default-cell-style-name="ce74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 table:style-name="Default"/>
          <table:table-cell table:number-columns-repeated="3"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16" office:value-type="string" calcext:value-type="string">
            <text:p>ÖDEME</text:p>
          </table:table-cell>
          <table:table-cell table:style-name="ce116" office:value-type="string" calcext:value-type="string">
            <text:p>BAKİYE</text:p>
          </table:table-cell>
          <table:table-cell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59]" office:value-type="float" office:value="5264.3856" calcext:value-type="float">
            <text:p>+5.264,39</text:p>
          </table:table-cell>
          <table:table-cell table:style-name="ce74"/>
          <table:table-cell table:style-name="ce74" table:formula="of:=[.C6]" office:value-type="float" office:value="5264.3856" calcext:value-type="float">
            <text:p>5.264,39</text:p>
          </table:table-cell>
          <table:table-cell/>
        </table:table-row>
        <table:table-row table:style-name="ro2">
          <table:table-cell table:number-columns-repeated="2"/>
          <table:table-cell table:style-name="ce72"/>
          <table:table-cell table:style-name="ce171" table:number-columns-repeated="2"/>
          <table:table-cell/>
        </table:table-row>
        <table:table-row table:style-name="ro2">
          <table:table-cell/>
          <table:table-cell table:style-name="ce115"/>
          <table:table-cell table:style-name="ce171"/>
          <table:table-cell table:style-name="ce77"/>
          <table:table-cell table:style-name="ce171"/>
          <table:table-cell/>
        </table:table-row>
        <table:table-row table:style-name="ro2" table:number-rows-repeated="2">
          <table:table-cell table:number-columns-repeated="2"/>
          <table:table-cell table:style-name="ce171"/>
          <table:table-cell table:style-name="ce78"/>
          <table:table-cell table:style-name="ce171"/>
          <table:table-cell table:style-name="ce68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  <table:table-row table:style-name="ro2">
          <table:table-cell table:number-columns-repeated="2"/>
          <table:table-cell table:style-name="ce74"/>
          <table:table-cell table:style-name="ce79"/>
          <table:table-cell table:style-name="ce74"/>
          <table:table-cell table:style-name="ce1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15:12:39.18148671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8-04T18:27:34.114614304</dc:date>
    <meta:editing-duration>PT12H38M52S</meta:editing-duration>
    <meta:editing-cycles>56</meta:editing-cycles>
    <meta:generator>LibreOffice/6.4.4.2$Linux_X86_64 LibreOffice_project/3d775be2011f3886db32dfd395a6a6d1ca2630ff</meta:generator>
    <meta:print-date>2020-07-29T09:30:50.109332082</meta:print-date>
    <meta:document-statistic meta:table-count="10" meta:cell-count="683" meta:object-count="0"/>
  </office:meta>
</office:document-meta>
</file>